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2a40f4"/>
    </style:style>
    <style:style style:name="P69" style:family="paragraph" style:parent-style-name="Standard">
      <style:text-properties officeooo:paragraph-rsid="0e38fc62"/>
    </style:style>
    <style:style style:name="P70" style:family="paragraph" style:parent-style-name="Standard">
      <style:text-properties officeooo:paragraph-rsid="0e671814"/>
    </style:style>
    <style:style style:name="P71" style:family="paragraph" style:parent-style-name="Standard">
      <style:text-properties officeooo:paragraph-rsid="0e82f1b0"/>
    </style:style>
    <style:style style:name="P72" style:family="paragraph" style:parent-style-name="Standard">
      <style:text-properties officeooo:paragraph-rsid="0e8aa5aa"/>
    </style:style>
    <style:style style:name="P73" style:family="paragraph" style:parent-style-name="Standard">
      <style:text-properties officeooo:rsid="0e8aa5aa" officeooo:paragraph-rsid="0e8aa5aa"/>
    </style:style>
    <style:style style:name="P74" style:family="paragraph" style:parent-style-name="Footnote">
      <style:text-properties officeooo:rsid="043ccc66" officeooo:paragraph-rsid="0e849f1d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6" style:family="paragraph" style:parent-style-name="Standard">
      <style:text-properties officeooo:paragraph-rsid="0ecd4bf5"/>
    </style:style>
    <style:style style:name="P77" style:family="paragraph" style:parent-style-name="Footnote">
      <style:text-properties officeooo:paragraph-rsid="0f025efd"/>
    </style:style>
    <style:style style:name="P78" style:family="paragraph" style:parent-style-name="Standard">
      <style:text-properties officeooo:paragraph-rsid="0f0649dd"/>
    </style:style>
    <style:style style:name="P79" style:family="paragraph" style:parent-style-name="Footnote">
      <style:text-properties officeooo:paragraph-rsid="0f140c00"/>
    </style:style>
    <style:style style:name="P80" style:family="paragraph" style:parent-style-name="Standard">
      <style:text-properties officeooo:paragraph-rsid="0f2db54e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2" style:family="paragraph" style:parent-style-name="Standard">
      <style:text-properties officeooo:paragraph-rsid="0f466349"/>
    </style:style>
    <style:style style:name="P83" style:family="paragraph" style:parent-style-name="Footnote">
      <style:text-properties officeooo:paragraph-rsid="0f12f362"/>
    </style:style>
    <style:style style:name="P84" style:family="paragraph" style:parent-style-name="Standard">
      <style:text-properties officeooo:paragraph-rsid="0f66ac77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Footnote">
      <style:text-properties officeooo:paragraph-rsid="0f8706e5"/>
    </style:style>
    <style:style style:name="P87" style:family="paragraph" style:parent-style-name="Standard">
      <style:text-properties officeooo:paragraph-rsid="0f99f892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0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9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97" style:family="paragraph" style:parent-style-name="Standard">
      <style:text-properties officeooo:paragraph-rsid="0cc5fe5b"/>
    </style:style>
    <style:style style:name="P98" style:family="paragraph" style:parent-style-name="Standard">
      <style:text-properties officeooo:paragraph-rsid="0e03342d"/>
    </style:style>
    <style:style style:name="P99" style:family="paragraph" style:parent-style-name="Standard">
      <style:text-properties officeooo:paragraph-rsid="0fb98046"/>
    </style:style>
    <style:style style:name="P100" style:family="paragraph" style:parent-style-name="Standard">
      <style:text-properties officeooo:paragraph-rsid="0cc50ec9"/>
    </style:style>
    <style:style style:name="P101" style:family="paragraph" style:parent-style-name="Standard"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5" style:family="text">
      <style:text-properties fo:color="#000000" loext:opacity="100%" style:font-name="Liberation Sans" fo:font-size="12pt" style:font-size-asian="12pt" style:font-size-complex="12pt"/>
    </style:style>
    <style:style style:name="T2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officeooo:rsid="047da547"/>
    </style:style>
    <style:style style:name="T3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style:use-window-font-color="true" loext:opacity="0%" style:font-name="Liberation Sans" officeooo:rsid="0efd8e5c"/>
    </style:style>
    <style:style style:name="T336" style:family="text">
      <style:text-properties officeooo:rsid="04473353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officeooo:rsid="0aace3cd"/>
    </style:style>
    <style:style style:name="T339" style:family="text">
      <style:text-properties fo:font-size="10pt" style:font-size-asian="10pt" style:font-size-complex="10pt"/>
    </style:style>
    <style:style style:name="T3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officeooo:rsid="0eef9ccc"/>
    </style:style>
    <style:style style:name="T345" style:family="text">
      <style:text-properties officeooo:rsid="0e80285f"/>
    </style:style>
    <style:style style:name="T346" style:family="text">
      <style:text-properties officeooo:rsid="0e838e2a"/>
    </style:style>
    <style:style style:name="T347" style:family="text">
      <style:text-properties officeooo:rsid="0e83c34e"/>
    </style:style>
    <style:style style:name="T34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3" style:family="text">
      <style:text-properties officeooo:rsid="0f82bd44"/>
    </style:style>
    <style:style style:name="T374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9"><text:span text:style-name="T245">C</text:span><text:span text:style-name="T244">hecklist voor </text:span><text:span text:style-name="T246">de installatie</text:span><text:span text:style-name="T244"> van </text:span><text:span text:style-name="T244"><text:user-field-get text:name="Distro">Debian</text:user-field-get></text:span><text:span text:style-name="T247"><text:s/></text:span><text:span text:style-name="T247"><text:user-field-get text:name="Version">11</text:user-field-get></text:span><text:span text:style-name="Strong_20_Emphasis"><text:span text:style-name="T280"><text:s/></text:span></text:span><text:span text:style-name="Strong_20_Emphasis"><text:span text:style-name="T281">LTS</text:span></text:span><text:span text:style-name="T248"><text:note text:id="ftn1" text:note-class="footnote"><text:note-citation>1</text:note-citation><text:note-body><text:p text:style-name="P27"><text:span text:style-name="T288">LTS</text:span><text:span text:style-name="T296"> </text:span><text:span text:style-name="T297">staat voor</text:span><text:span text:style-name="T298"> </text:span><text:span text:style-name="T288">Long-Term Support, langetermijnondersteuning, </text:span><text:span text:style-name="T299">en </text:span><text:span text:style-name="T301">d</text:span><text:span text:style-name="T299">eze </text:span><text:span text:style-name="T304"><text:user-field-get text:name="Distro">Debian</text:user-field-get></text:span><text:span text:style-name="T305"><text:s/></text:span><text:span text:style-name="T305"><text:user-field-get text:name="Version">11</text:user-field-get></text:span><text:span text:style-name="Strong_20_Emphasis"><text:span text:style-name="T282"><text:s/></text:span></text:span><text:span text:style-name="T299">LTS </text:span><text:span text:style-name="T302">(codenaam </text:span><text:span text:style-name="T303">B</text:span><text:span text:style-name="T302">ullseye) </text:span><text:span text:style-name="T297">van</text:span><text:span text:style-name="T300"> </text:span><text:span text:style-name="T293">augustus </text:span><text:span text:style-name="Strong_20_Emphasis"><text:span text:style-name="T187"><text:user-field-get style:data-style-name="N0" text:name="Releaseyear">2021</text:user-field-get></text:span></text:span><text:span text:style-name="T293"><text:s/></text:span><text:span text:style-name="T288">wordt </text:span><text:span text:style-name="T294">vijf</text:span><text:span text:style-name="T288"> jaar onder</text:span><text:span text:style-name="T300">houden</text:span><text:span text:style-name="T295"> </text:span><text:span text:style-name="T288">tot </text:span><text:span text:style-name="T293">augustus</text:span><text:span text:style-name="T289"> </text:span><text:span text:style-name="T288">202</text:span><text:span text:style-name="T290">6</text:span><text:span text:style-name="T291">.</text:span></text:p></text:note-body></text:note></text:span><text:span text:style-name="T249"> </text:span><text:span text:style-name="T249"><text:user-field-get text:name="Edition">desktop</text:user-field-get></text:span><text:span text:style-name="T250">.</text:span></text:p>
      <text:p text:style-name="P4"/>
      <text:p text:style-name="P80"><text:span text:style-name="T38">Kijk op</text:span><text:span text:style-name="T273"> </text:span><text:a xlink:type="simple" xlink:href="https://karelzimmer.nl/" text:style-name="Internet_20_link" text:visited-style-name="Visited_20_Internet_20_Link"><text:span text:style-name="T8">karelzimmer.nl</text:span></text:a><text:span text:style-name="T273"> </text:span><text:span text:style-name="T308">voor</text:span><text:span text:style-name="T309"> </text:span><text:span text:style-name="T310">deze en andere </text:span><text:span text:style-name="T311">Linux documenten</text:span><text:span text:style-name="T39">, scripts, </text:span><text:span text:style-name="T40">en informatie</text:span><text:span text:style-name="T39">.</text:span></text:p>
      <text:p text:style-name="P4"/>
      <text:p text:style-name="P23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08">tekst</text:span></text:span><text:span text:style-name="T29">- en</text:span><text:span text:style-name="Strong_20_Emphasis"><text:span text:style-name="T107"> </text:span></text:span><text:span text:style-name="Strong_20_Emphasis"><text:span text:style-name="T112"><draw:control text:anchor-type="as-char" draw:z-index="21" draw:name="Vorm3_ 2" draw:style-name="gr1" draw:text-style-name="P103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37"/>
      <text:p text:style-name="P44"><text:span text:style-name="T23">Vul </text:span><text:span text:style-name="T24">achter</text:span><text:span text:style-name="T17"> de </text:span><text:span text:style-name="Definition"><text:span text:style-name="T374">ONDERSTREEPTE</text:span></text:span><text:span text:style-name="T1"> </text:span><text:span text:style-name="T18">woorden</text:span><text:span text:style-name="T17"> het</text:span><text:span text:style-name="Strong_20_Emphasis"><text:span text:style-name="T372"> </text:span></text:span><text:span text:style-name="Strong_20_Emphasis"><text:span text:style-name="T371">tekstvak</text:span></text:span><text:span text:style-name="T18"> </text:span><text:span text:style-name="T23">in,</text:span><text:span text:style-name="T18"> </text:span><text:span text:style-name="T312">zie </text:span><text:span text:style-name="T335">[</text:span><text:span text:style-name="T312">toelichting</text:span><text:span text:style-name="T335">]</text:span><text:span text:style-name="T18">:</text:span></text:p>
      <text:p text:style-name="P34"><text:span text:style-name="Definition"><text:span text:style-name="T314">g</text:span></text:span><text:span text:style-name="Definition"><text:span text:style-name="T313">ebruiker</text:span></text:span><text:span text:style-name="T316"><text:tab/><text:tab/></text:span><text:span text:style-name="T334"> <text:tab/><text:tab/></text:span><draw:control text:anchor-type="as-char" svg:y="-0.429cm" draw:z-index="8" draw:name="Gebruiker" draw:style-name="gr2" draw:text-style-name="P104" svg:width="6.002cm" svg:height="0.6cm" draw:control="control9"><svg:title>Gebruiker</svg:title><svg:desc>Volledige naam, bijv. Jan Stek</svg:desc></draw:control><text:span text:style-name="T317"><text:tab/></text:span><text:span text:style-name="T318">[</text:span><text:span text:style-name="T315">volledige naam, bijv. </text:span><text:span text:style-name="T331">J</text:span><text:span text:style-name="T332">a</text:span><text:span text:style-name="T331">n </text:span><text:span text:style-name="T332">Jansen</text:span><text:span text:style-name="T333">]</text:span></text:p>
      <text:p text:style-name="Standard"><text:span text:style-name="Definition"><text:span text:style-name="T314">g</text:span></text:span><text:span text:style-name="Definition">ebruikersnaam</text:span><text:span text:style-name="T313"><text:tab/></text:span><text:span text:style-name="T313"><draw:control text:anchor-type="as-char" svg:y="-0.429cm" draw:z-index="9" draw:name="Gberuikersnaam" draw:style-name="gr2" draw:text-style-name="P104" svg:width="6.002cm" svg:height="0.6cm" draw:control="control10"><svg:title>Gebruikersnaam</svg:title><svg:desc>Korte naam, bijv. jan</svg:desc></draw:control></text:span><text:span text:style-name="T313"><text:tab/></text:span><text:span text:style-name="T10">[</text:span><text:span text:style-name="T9">korte naam, bijv. </text:span><text:span text:style-name="T270">j</text:span><text:span text:style-name="T271">a</text:span><text:span text:style-name="T270">n</text:span><text:span text:style-name="T272">]</text:span></text:p>
      <text:p text:style-name="P29"><text:span text:style-name="Definition"><text:span text:style-name="T320">c</text:span></text:span><text:span text:style-name="Definition">omputernaam</text:span><text:span text:style-name="T319"><text:tab/><text:tab/></text:span><text:span text:style-name="T317"><draw:control text:anchor-type="as-char" svg:y="-0.429cm" draw:z-index="10" draw:name="Computernaam" draw:style-name="gr2" draw:text-style-name="P104" svg:width="6.002cm" svg:height="0.6cm" draw:control="control11"><svg:title>Computernaam</svg:title><svg:desc>Unieke naam van de computer</svg:desc></draw:control></text:span><text:span text:style-name="T317"><text:tab/></text:span><text:span text:style-name="T328">[</text:span><text:span text:style-name="T324">naam van de compute</text:span><text:span text:style-name="T325">r, </text:span><text:span text:style-name="T326">bijv. p</text:span><text:span text:style-name="T327">c02</text:span><text:span text:style-name="T328">]</text:span></text:p>
      <text:p text:style-name="P29"><text:span text:style-name="Definition"><text:span text:style-name="T314">o</text:span></text:span><text:span text:style-name="Definition"><text:span text:style-name="T313">pstartmenu</text:span></text:span><text:span text:style-name="T317"><text:tab/><text:tab/><text:tab/></text:span><text:span text:style-name="T317"><draw:control text:anchor-type="as-char" svg:y="-0.429cm" draw:z-index="11" draw:name="Opstartmenu" draw:style-name="gr2" draw:text-style-name="P104" svg:width="6.002cm" svg:height="0.6cm" draw:control="control12"><svg:title>Opstartmenu</svg:title><svg:desc>Toets voor het opstartmenu ("bootmenu")</svg:desc></draw:control></text:span><text:span text:style-name="T317"><text:tab/></text:span><text:span text:style-name="T328">[</text:span><text:span text:style-name="T324">to</text:span><text:span text:style-name="T329">ets voor het opstartmedium</text:span><text:span text:style-name="T330">]</text:span></text:p>
      <text:p text:style-name="P33"><text:span text:style-name="Definition"><text:span text:style-name="T321">i</text:span></text:span><text:span text:style-name="Definition"><text:span text:style-name="T322">nstellingen</text:span></text:span><text:span text:style-name="T323"><text:tab/> <text:tab/><text:tab/></text:span><text:span text:style-name="T323"><draw:control text:anchor-type="as-char" svg:y="-0.429cm" draw:z-index="7" draw:name="Instellingen" draw:style-name="gr2" draw:text-style-name="P104" svg:width="6.002cm" svg:height="0.6cm" draw:control="control8"><svg:title>Instellingen</svg:title><svg:desc>Toets voor het BIOS/UEFI-scherm ("setup")</svg:desc></draw:control></text:span><text:span text:style-name="T323"><text:tab/></text:span><text:span text:style-name="T328">[</text:span><text:span text:style-name="T324">toets voor het UEFI-BIOS-scherm</text:span><text:span text:style-name="T328">]</text:span></text:p>
      <text:p text:style-name="P31"><text:span text:style-name="Definition"><text:span text:style-name="T357">g</text:span></text:span><text:span text:style-name="Definition"><text:span text:style-name="T356">ebruiker</text:span></text:span><text:span text:style-name="Definition"><text:span text:style-name="T358">2</text:span></text:span><text:span text:style-name="T362"><text:tab/></text:span><text:span text:style-name="T363"> <text:tab/><text:tab/></text:span><text:span text:style-name="T348"><draw:control text:anchor-type="as-char" svg:y="-0.429cm" draw:z-index="18" draw:name="Gebruiker 1" draw:style-name="gr2" draw:text-style-name="P104" svg:width="6.002cm" svg:height="0.6cm" draw:control="control19"><svg:title>Gebruiker</svg:title><svg:desc>Volledige naam, bijv. Jan Stek</svg:desc></draw:control></text:span><text:span text:style-name="T348"><text:tab/></text:span><text:span text:style-name="T349">[</text:span><text:span text:style-name="T350">volledige naam </text:span><text:span text:style-name="T351">evt. 2</text:span><text:span text:style-name="T364">e</text:span><text:span text:style-name="T351"> gebruiker</text:span><text:span text:style-name="T352">]</text:span></text:p>
      <text:p text:style-name="P76"><text:span text:style-name="Definition"><text:span text:style-name="T357">g</text:span></text:span><text:span text:style-name="Definition"><text:span text:style-name="T356">ebruikersnaam</text:span></text:span><text:span text:style-name="Definition"><text:span text:style-name="T358">2</text:span></text:span><text:span text:style-name="T356"><text:tab/></text:span><text:span text:style-name="T353"><draw:control text:anchor-type="as-char" svg:y="-0.429cm" draw:z-index="19" draw:name="Gberuikersnaam 1" draw:style-name="gr2" draw:text-style-name="P104" svg:width="6.002cm" svg:height="0.6cm" draw:control="control20"><svg:title>Gebruikersnaam</svg:title><svg:desc>Korte naam, bijv. jan</svg:desc></draw:control></text:span><text:span text:style-name="T353"><text:tab/></text:span><text:span text:style-name="T355">[</text:span><text:span text:style-name="T354">korte naam</text:span><text:span text:style-name="T359"> </text:span><text:span text:style-name="T360">evt. 2</text:span><text:span text:style-name="T365">e</text:span><text:span text:style-name="T360"> gebruiker</text:span><text:span text:style-name="T361">]</text:span></text:p>
      <text:p text:style-name="P35"><text:span text:style-name="T255">Vervang </text:span><text:span text:style-name="T260">de</text:span><text:span text:style-name="T255"> </text:span><text:span text:style-name="Definition"><text:span text:style-name="T27">ONDERSTREEPTE</text:span></text:span><text:span text:style-name="T255"> </text:span><text:span text:style-name="T256">woorden </text:span><text:span text:style-name="T255">in deze checklist door </text:span><text:span text:style-name="T260">d</text:span><text:span text:style-name="T262">i</text:span><text:span text:style-name="T260">e </text:span><text:span text:style-name="T261">in </text:span><text:span text:style-name="T262">het</text:span><text:span text:style-name="Strong_20_Emphasis"><text:span text:style-name="T62"> </text:span></text:span><text:span text:style-name="Strong_20_Emphasis"><text:span text:style-name="T102">tekstvak</text:span></text:span><text:span text:style-name="T255">.</text:span></text:p>
      <text:p text:style-name="P38"/>
      <text:p text:style-name="P30"><text:span text:style-name="Strong_20_Emphasis"><text:span text:style-name="T266"/></text:span></text:p>
      <text:p text:style-name="P32"><text:span text:style-name="T268">Nog niet op Linux?</text:span><text:span text:style-name="T257"><text:tab/></text:span><text:span text:style-name="T263"><text:tab/></text:span><text:span text:style-name="T264">G</text:span><text:span text:style-name="T254">ebruik </text:span><text:span text:style-name="Strong_20_Emphasis"><text:span text:style-name="T269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7">Linux</text:span><text:span text:style-name="T259">.</text:span></text:p>
      <text:p text:style-name="P22"><text:span text:style-name="T242">Nieuwe installatie?</text:span><text:span text:style-name="T237"><text:tab/></text:span><text:span text:style-name="T239"></text:span><text:span text:style-name="T241"><text:tab/></text:span><text:span text:style-name="T240">B</text:span><text:span text:style-name="T237">egin bij hoofdstuk </text:span><text:span text:style-name="T242"><text:bookmark-ref text:reference-format="page" text:ref-name="__RefNumPara__4009_1271708128">2</text:bookmark-ref></text:span><text:span text:style-name="T242"><text:s text:c="2"/></text:span><text:span text:style-name="T243"><text:bookmark-ref text:reference-format="text" text:ref-name="__RefNumPara__4009_1271708128">Installatie uitvoeren</text:bookmark-ref></text:span><text:span text:style-name="T238">.</text:span></text:p>
      <text:p text:style-name="P28"><text:span text:style-name="Strong_20_Emphasis"><text:span text:style-name="T265"/></text:span></text:p>
      <text:p text:style-name="P28"><text:span text:style-name="Strong_20_Emphasis"><text:span text:style-name="T265"/></text:span></text:p>
      <text:list xml:id="list3627549593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4"><text:span text:style-name="T203">E</text:span><text:span text:style-name="T206">v</text:span><text:span text:style-name="T207">en</text:span><text:span text:style-name="T209">t</text:span><text:span text:style-name="T210">uele </text:span><text:span text:style-name="T211">extra </text:span><text:span text:style-name="Definition"><text:span text:style-name="T340">gebruiker</text:span></text:span><text:span text:style-name="T211">s aanmelden </text:span><text:span text:style-name="T212">en dezelfde stappen uitvoeren</text:span><text:span text:style-name="T208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12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83"><text:span text:style-name="T346">Debian-</text:span><text:span text:style-name="T347">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228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5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7">ter</text:span></text:span><text:span text:style-name="Strong_20_Emphasis"><text:span text:style-name="T128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9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4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10">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50">1</text:span></text:span><text:span text:style-name="Strong_20_Emphasis"><text:span text:style-name="T151"> </text:span></text:span><text:span text:style-name="Strong_20_Emphasis"><text:span text:style-name="T152">In</text:span></text:span><text:span text:style-name="Strong_20_Emphasis"><text:span text:style-name="T144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3">klik op </text:span></text:span><text:span text:style-name="Strong_20_Emphasis"><text:span text:style-name="T136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101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0"/>
      <text:list xml:id="list84641009909758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7"><text:span text:style-name="T285">Start de computer op vanaf </text:span><text:span text:style-name="T286">een </text:span><text:span text:style-name="T277"><text:user-field-get text:name="Distro">Debian</text:user-field-get></text:span><text:span text:style-name="T278"><text:s/></text:span><text:span text:style-name="T278"><text:user-field-get text:name="Version">11</text:user-field-get></text:span><text:span text:style-name="Strong_20_Emphasis"><text:span text:style-name="T275"><text:s/></text:span></text:span><text:span text:style-name="T287">Live</text:span><text:span text:style-name="T166"><text:note text:id="ftn5" text:note-class="footnote"><text:note-citation>1</text:note-citation><text:note-body><text:p text:style-name="P27"><text:span text:style-name="T336">Vanaf ee</text:span>n Live <text:span text:style-name="T373">usb</text:span><text:span text:style-name="T338">-stick </text:span><text:span text:style-name="T344">(</text:span><text:span text:style-name="T338">of </text:span><text:span text:style-name="T344">dvd</text:span><text:span text:style-name="T292">)</text:span><text:span text:style-name="T339"> </text:span>kunt <text:span text:style-name="T336">u opstarten en</text:span> met <text:span text:style-name="T306"><text:user-field-get text:name="Distro">Debian</text:user-field-get></text:span><text:span text:style-name="T307"><text:s/></text:span>werken zonder deze te installeren.</text:p></text:note-body></text:note></text:span><text:span text:style-name="T165"> </text:span><text:span text:style-name="T170">usb</text:span><text:span text:style-name="T167">-stick</text:span><text:span text:style-name="T167"><text:note text:id="ftn6" text:note-class="footnote"><text:note-citation>2</text:note-citation><text:note-body><text:p text:style-name="P86"><text:span text:style-name="T19">D</text:span><text:span text:style-name="Strong_20_Emphasis"><text:span text:style-name="T174">ow</text:span></text:span><text:span text:style-name="Strong_20_Emphasis"><text:span text:style-name="T175">nload </text:span></text:span><text:span text:style-name="Strong_20_Emphasis"><text:span text:style-name="T172">e</text:span></text:span><text:span text:style-name="Strong_20_Emphasis"><text:span text:style-name="T176">e</text:span></text:span><text:span text:style-name="Strong_20_Emphasis"><text:span text:style-name="T177">n</text:span></text:span><text:span text:style-name="Strong_20_Emphasis"><text:span text:style-name="T201"> </text:span></text:span><text:span text:style-name="Strong_20_Emphasis"><text:span text:style-name="T231">cd</text:span></text:span><text:span text:style-name="Strong_20_Emphasis"><text:span text:style-name="T225">-beeldbestand</text:span></text:span><text:span text:style-name="Strong_20_Emphasis"><text:span text:style-name="T175"> </text:span></text:span><text:span text:style-name="Strong_20_Emphasis"><text:span text:style-name="T186">(.iso) </text:span></text:span><text:span text:style-name="Strong_20_Emphasis"><text:span text:style-name="T178">v</text:span></text:span><text:span text:style-name="Strong_20_Emphasis"><text:span text:style-name="T179">anaf</text:span></text:span><text:span text:style-name="Strong_20_Emphasis"><text:span text:style-name="T180"> </text:span></text:span><text:a xlink:type="simple" xlink:href="https://www.debian.org/CD/live/" text:style-name="Internet_20_link" text:visited-style-name="Visited_20_Internet_20_Link"><text:span text:style-name="Strong_20_Emphasis"><text:span text:style-name="T341">debian.org/cd/live</text:span></text:span></text:a><text:span text:style-name="Strong_20_Emphasis"><text:span text:style-name="T180">, blader naar beneden en klik op <text:line-break/></text:span></text:span><text:span text:style-name="Strong_20_Emphasis"><text:span text:style-name="T188">unofficial live images for </text:span></text:span><text:span text:style-name="Strong_20_Emphasis"><text:span text:style-name="T193">“</text:span></text:span><text:span text:style-name="Strong_20_Emphasis"><text:span text:style-name="T202">stable</text:span></text:span><text:span text:style-name="Strong_20_Emphasis"><text:span text:style-name="T193">”</text:span></text:span><text:span text:style-name="Strong_20_Emphasis"><text:span text:style-name="T188"> with firmware included</text:span></text:span><text:span text:style-name="Strong_20_Emphasis"><text:span text:style-name="T180">. <text:line-break/>Klik vervolgens </text:span></text:span><text:span text:style-name="Strong_20_Emphasis"><text:span text:style-name="T183">op</text:span></text:span><text:span text:style-name="Strong_20_Emphasis"><text:span text:style-name="T180"> </text:span></text:span><text:span text:style-name="Strong_20_Emphasis"><text:span text:style-name="T188">amd64/</text:span></text:span><text:span text:style-name="Strong_20_Emphasis"><text:span text:style-name="T180"> en </text:span></text:span><text:span text:style-name="Strong_20_Emphasis"><text:span text:style-name="T183">daarna op </text:span></text:span><text:span text:style-name="Strong_20_Emphasis"><text:span text:style-name="T188">iso-hybrid/</text:span></text:span><text:span text:style-name="Strong_20_Emphasis"><text:span text:style-name="T180">.<text:line-break/></text:span></text:span><text:span text:style-name="Strong_20_Emphasis"><text:span text:style-name="T184">K</text:span></text:span><text:span text:style-name="Strong_20_Emphasis"><text:span text:style-name="T185">lik op</text:span></text:span><text:span text:style-name="Strong_20_Emphasis"><text:span text:style-name="T181"> </text:span></text:span><text:span text:style-name="T189">debian-live-11...</text:span><text:span text:style-name="T190">-</text:span><text:span text:style-name="T189">amd-64-</text:span><text:span text:style-name="T190">gnome</text:span><text:span text:style-name="T191">+non-fre</text:span><text:span text:style-name="T192">e</text:span><text:span text:style-name="T191">.iso</text:span><text:span text:style-name="Strong_20_Emphasis"><text:span text:style-name="T175">.<text:line-break/></text:span></text:span><text:span text:style-name="Strong_20_Emphasis"><text:span text:style-name="T182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77"><text:span text:style-name="T19"><text:tab/></text:span><text:span text:style-name="Strong_20_Emphasis"><text:span text:style-name="T213">Zoek</text:span></text:span><text:span text:style-name="Strong_20_Emphasis"><text:span text:style-name="T214"> </text:span></text:span><text:span text:style-name="Strong_20_Emphasis"><text:span text:style-name="T233">s</text:span></text:span><text:span text:style-name="Strong_20_Emphasis"><text:span text:style-name="T234">ch</text:span></text:span><text:span text:style-name="Strong_20_Emphasis"><text:span text:style-name="T214"> en klik op het pictogram van</text:span></text:span><text:span text:style-name="Strong_20_Emphasis"><text:span text:style-name="T215"> </text:span></text:span><text:span text:style-name="Strong_20_Emphasis"><text:span text:style-name="T236">Schijven</text:span></text:span><text:span text:style-name="Strong_20_Emphasis"><text:span text:style-name="T216">. Selecteer de </text:span></text:span><text:span text:style-name="Strong_20_Emphasis"><text:span text:style-name="T232">usb</text:span></text:span><text:span text:style-name="Strong_20_Emphasis"><text:span text:style-name="T216">-stick in de lijst van schijven aan de linkerkant en klik rechtsboven op </text:span></text:span><text:span text:style-name="Strong_20_Emphasis"><text:span text:style-name="T235">Schijfinstellingen</text:span></text:span><text:span text:style-name="Strong_20_Emphasis"><text:span text:style-name="T216"> </text:span></text:span><text:span text:style-name="Strong_20_Emphasis"><text:span text:style-name="T235">⋮</text:span></text:span><text:span text:style-name="Strong_20_Emphasis"><text:span text:style-name="T216"> (icoontje met de drie puntjes).</text:span></text:span></text:p><text:p text:style-name="P85"><text:span text:style-name="Strong_20_Emphasis"><text:span text:style-name="T216"><text:tab/>Kies </text:span></text:span><text:span text:style-name="Strong_20_Emphasis"><text:span text:style-name="T235">Schijfkopie terugzetten</text:span></text:span><text:span text:style-name="Strong_20_Emphasis"><text:span text:style-name="T216"> en selecteer </text:span></text:span><text:span text:style-name="Strong_20_Emphasis"><text:span text:style-name="T227">het net</text:span></text:span><text:span text:style-name="Strong_20_Emphasis"><text:span text:style-name="T225"> gedownloade </text:span></text:span><text:span text:style-name="Strong_20_Emphasis"><text:span text:style-name="T231">cd</text:span></text:span><text:span text:style-name="Strong_20_Emphasis"><text:span text:style-name="T225">-beeldbestand </text:span></text:span><text:span text:style-name="Strong_20_Emphasis"><text:span text:style-name="T226">(.iso)</text:span></text:span><text:span text:style-name="Strong_20_Emphasis"><text:span text:style-name="T225">.</text:span></text:span></text:p><text:p text:style-name="P77"><text:span text:style-name="Strong_20_Emphasis"><text:span text:style-name="T216"><text:tab/>Klik op </text:span></text:span><text:span text:style-name="Strong_20_Emphasis"><text:span text:style-name="T235">Terugzetten starten</text:span></text:span><text:span text:style-name="Strong_20_Emphasis"><text:span text:style-name="T216"> en vervolgens op </text:span></text:span><text:span text:style-name="Strong_20_Emphasis"><text:span text:style-name="T235">Terugzetten</text:span></text:span><text:span text:style-name="Strong_20_Emphasis"><text:span text:style-name="T217">.<text:line-break/></text:span></text:span><text:span text:style-name="Strong_20_Emphasis"><text:span text:style-name="T229">O</text:span></text:span><text:span text:style-name="Strong_20_Emphasis"><text:span text:style-name="T218">f </text:span></text:span><text:span text:style-name="Strong_20_Emphasis"><text:span text:style-name="T219">gebruik </text:span></text:span><text:span text:style-name="Strong_20_Emphasis"><text:span text:style-name="T220">het programma </text:span></text:span><text:span text:style-name="Strong_20_Emphasis"><text:span text:style-name="T204">Etche</text:span></text:span><text:span text:style-name="Strong_20_Emphasis"><text:span text:style-name="T205">r</text:span></text:span><text:span text:style-name="Strong_20_Emphasis"><text:span text:style-name="T220"> </text:span></text:span><text:span text:style-name="Strong_20_Emphasis"><text:span text:style-name="T221">(</text:span></text:span><text:a xlink:type="simple" xlink:href="https://www.balena.io/etcher/" text:style-name="Internet_20_link" text:visited-style-name="Visited_20_Internet_20_Link"><text:span text:style-name="Strong_20_Emphasis"><text:span text:style-name="T342">etcher.io</text:span></text:span></text:a><text:span text:style-name="Strong_20_Emphasis"><text:span text:style-name="T221">) </text:span></text:span><text:span text:style-name="Strong_20_Emphasis"><text:span text:style-name="T230">dat </text:span></text:span><text:span text:style-name="Strong_20_Emphasis"><text:span text:style-name="T218">beschikbaar </text:span></text:span><text:span text:style-name="Strong_20_Emphasis"><text:span text:style-name="T230">is </text:span></text:span><text:span text:style-name="Strong_20_Emphasis"><text:span text:style-name="T218">voor </text:span></text:span><text:span text:style-name="Strong_20_Emphasis"><text:span text:style-name="T216">Windows, </text:span></text:span><text:span text:style-name="Strong_20_Emphasis"><text:span text:style-name="T222">mac</text:span></text:span><text:span text:style-name="Strong_20_Emphasis"><text:span text:style-name="T223">OS</text:span></text:span><text:span text:style-name="Strong_20_Emphasis"><text:span text:style-name="T220">, </text:span></text:span><text:span text:style-name="Strong_20_Emphasis"><text:span text:style-name="T221">en </text:span></text:span><text:span text:style-name="Strong_20_Emphasis"><text:span text:style-name="T220">Linux</text:span></text:span><text:span text:style-name="Strong_20_Emphasis"><text:span text:style-name="T224">.</text:span></text:span></text:p></text:note-body></text:note></text:span><text:span text:style-name="T165"> </text:span><text:span text:style-name="T171">of dvd.</text:span></text:p>
            <text:p text:style-name="P52"><text:span text:style-name="T168">Opstartmenu/</text:span><text:span text:style-name="T169">boot menu</text:span><text:span text:style-name="T168"> </text:span><text:span text:style-name="T165">via </text:span><text:span text:style-name="Definition"><text:span text:style-name="T5">opstartmenu</text:span></text:span><text:span text:style-name="T165">, </text:span><text:span text:style-name="T168">instellingen/</text:span><text:span text:style-name="T169">setup</text:span><text:span text:style-name="T165"> via </text:span><text:span text:style-name="Definition"><text:span text:style-name="T5">instellinge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3">K</text:span></text:span><text:span text:style-name="Strong_20_Emphasis"><text:span text:style-name="T114">ies </text:span></text:span><text:span text:style-name="Strong_20_Emphasis"><text:span text:style-name="T115">eerste keuze </text:span></text:span><text:span text:style-name="Strong_20_Emphasis"><text:span text:style-name="T116">en druk op de </text:span></text:span><text:span text:style-name="Strong_20_Emphasis"><text:span text:style-name="T117">Enter</text:span></text:span><text:span text:style-name="Strong_20_Emphasis"><text:span text:style-name="T116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9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6"><text:s/></text:span></text:span><text:span text:style-name="Strong_20_Emphasis"><text:span text:style-name="T111"><draw:control text:anchor-type="as-char" draw:z-index="20" draw:name="Vorm11_0" draw:style-name="gr1" draw:text-style-name="P10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3">Als het scherm </text:span></text:span><text:span text:style-name="Strong_20_Emphasis"><text:span text:style-name="T139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9"> </text:span></text:span><text:span text:style-name="Strong_20_Emphasis"><text:span text:style-name="T157">N</text:span></text:span><text:span text:style-name="Strong_20_Emphasis"><text:span text:style-name="T137">ext</text:span></text:span><text:span text:style-name="Strong_20_Emphasis"><text:span text:style-name="T11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7"><text:s/></text:span></text:span><text:span text:style-name="Strong_20_Emphasis"><text:span text:style-name="T109"><draw:control text:anchor-type="as-char" draw:z-index="14" draw:name="Vorm13_1" draw:style-name="gr1" draw:text-style-name="P10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4">Start de installatie</text:span></text:span><text:span text:style-name="Strong_20_Emphasis"><text:span text:style-name="T120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32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33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Bij </text:span></text:span><text:span text:style-name="Strong_20_Emphasis"><text:span text:style-name="T140">Welcome</text:span></text:span><text:span text:style-name="Strong_20_Emphasis"><text:span text:style-name="T44"> kies </text:span></text:span><text:span text:style-name="Strong_20_Emphasis"><text:span text:style-name="T140">Nederlands</text:span></text:span><text:span text:style-name="Strong_20_Emphasis"><text:span text:style-name="T44"> en klik op </text:span></text:span><text:span text:style-name="Strong_20_Emphasis"><text:span text:style-name="T140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7">Locatie</text:span> kies bij <text:span text:style-name="T337">Regio</text:span> voor <text:span text:style-name="T337">Europa</text:span> en klik op <text:span text:style-name="T337">Volgende</text:span>.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7">Toetsenbord</text:span> kies <text:span text:style-name="T337">English (US)</text:span> en klik op <text:span text:style-name="T337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7"><text:s/></text:span></text:span><text:span text:style-name="Strong_20_Emphasis"><text:span text:style-name="T109"><draw:control text:anchor-type="as-char" draw:z-index="15" draw:name="Vorm13_4" draw:style-name="gr1" draw:text-style-name="P10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4"><text:span text:style-name="T6">Bij </text:span><text:span text:style-name="T16">Partities</text:span><text:span text:style-name="T6"> </text:span><text:span text:style-name="T283">selecteer</text:span><text:span text:style-name="T6"> </text:span><text:span text:style-name="T7">de </text:span><text:span text:style-name="T6">gewenste </text:span><text:span text:style-name="T284">optie </text:span><text:span text:style-name="Strong_20_Emphasis"><text:span text:style-name="T46">en klik op </text:span></text:span><text:span text:style-name="Strong_20_Emphasis"><text:span text:style-name="T141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118">Bij </text:span></text:span><text:span text:style-name="Strong_20_Emphasis"><text:span text:style-name="T138">Gebruikers</text:span></text:span><text:span text:style-name="Strong_20_Emphasis"><text:span text:style-name="T118"> vul in </text:span></text:span><text:span text:style-name="Strong_20_Emphasis"><text:span text:style-name="T142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4">,</text:span></text:span><text:span text:style-name="Strong_20_Emphasis"><text:span text:style-name="T105"><text:line-break/></text:span></text:span><text:span text:style-name="Strong_20_Emphasis"><text:span text:style-name="T142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43">Wat is de </text:span></text:span><text:span text:style-name="Strong_20_Emphasis"><text:span text:style-name="T142">naam van deze </text:span></text:span><text:span text:style-name="Strong_20_Emphasis"><text:span text:style-name="T143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88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5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5">V</text:span></text:span><text:span text:style-name="Strong_20_Emphasis"><text:span text:style-name="T146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4" draw:name="Vorm14" draw:style-name="gr1" draw:text-style-name="P10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2">Bij </text:span></text:span><text:span text:style-name="Strong_20_Emphasis"><text:span text:style-name="T158">Samenvatting</text:span></text:span><text:span text:style-name="Strong_20_Emphasis"><text:span text:style-name="T122"> </text:span></text:span><text:span text:style-name="Strong_20_Emphasis"><text:span text:style-name="T123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7">Installeer</text:span></text:span><text:span text:style-name="Strong_20_Emphasis"><text:span text:style-name="T41">.</text:span></text:span></text:p>
          </table:table-cell>
        </table:table-row>
      </table:table>
      <text:p text:style-name="P51"><text:span text:style-name="Strong_20_Emphasis"><text:span text:style-name="T121"/></text:span></text:p>
      <text:list xml:id="list84641214624279" text:continue-numbering="true" text:style-name="L1">
        <text:list-item>
          <text:p text:style-name="P95"><text:span text:style-name="Strong_20_Emphasis"><text:span text:style-name="T159">Installatie </text:span></text:span><text:span text:style-name="Strong_20_Emphasis"><text:span text:style-name="T160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5" draw:name="Vorm22" draw:style-name="gr1" draw:text-style-name="P10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90"><text:span text:style-name="Strong_20_Emphasis"><text:span text:style-name="T106"><text:s/></text:span></text:span><text:span text:style-name="Strong_20_Emphasis"><text:span text:style-name="T111"><draw:control text:anchor-type="as-char" draw:z-index="22" draw:name="Vorm24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9"><draw:control text:anchor-type="as-char" draw:z-index="13" draw:name="Vorm4_1" draw:style-name="gr1" draw:text-style-name="P10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79"><text:span text:style-name="T346">Debian-</text:span><text:span text:style-name="T347">p</text:span>akket kz plaatst documenten en scripts van Karel Zimmer <text:span text:style-name="T345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228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6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7">ter</text:span></text:span><text:span text:style-name="Strong_20_Emphasis"><text:span text:style-name="T128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9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2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6" draw:name="Vorm33" draw:style-name="gr1" draw:text-style-name="P10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4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3">3 </text:span></text:span><text:span text:style-name="Strong_20_Emphasis"><text:span text:style-name="T154">Installatie</text:span></text:span><text:span text:style-name="Strong_20_Emphasis"><text:span text:style-name="T155"> </text:span></text:span><text:span text:style-name="Strong_20_Emphasis"><text:span text:style-name="T156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3">klik op </text:span></text:span><text:span text:style-name="Strong_20_Emphasis"><text:span text:style-name="T136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101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73"/></text:span></text:p>
      <text:list xml:id="list84639777503910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9"><text:span text:style-name="Strong_20_Emphasis"><text:span text:style-name="T57"><text:s/></text:span></text:span><text:span text:style-name="Strong_20_Emphasis"><text:span text:style-name="T109"><draw:control text:anchor-type="as-char" draw:z-index="16" draw:name="Vorm36_0" draw:style-name="gr1" draw:text-style-name="P103" svg:width="0.35cm" svg:height="0.35cm" draw:control="control17"/></text:span></text:span></text:p>
          </table:table-cell>
          <table:table-cell table:style-name="Tabel2.A1" office:value-type="string">
            <text:p text:style-name="P48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4"><text:span text:style-name="User_20_Entry"><text:span text:style-name="T173">E</text:span></text:span><text:span text:style-name="User_20_Entry"><text:span text:style-name="T194">v</text:span></text:span><text:span text:style-name="User_20_Entry"><text:span text:style-name="T195">en</text:span></text:span><text:span text:style-name="User_20_Entry"><text:span text:style-name="T197">t</text:span></text:span><text:span text:style-name="User_20_Entry"><text:span text:style-name="T198">uele </text:span></text:span><text:span text:style-name="User_20_Entry"><text:span text:style-name="T199">extra </text:span></text:span><text:span text:style-name="Definition"><text:span text:style-name="T340">gebruiker</text:span></text:span><text:span text:style-name="User_20_Entry"><text:span text:style-name="T199">s aanmelden </text:span></text:span><text:span text:style-name="User_20_Entry"><text:span text:style-name="T200">en dezelfde stappen uitvoeren</text:span></text:span><text:span text:style-name="User_20_Entry"><text:span text:style-name="T196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9"><draw:control text:anchor-type="as-char" draw:z-index="17" draw:name="Vorm36_2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6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6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4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6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3">4 </text:span></text:span><text:span text:style-name="Strong_20_Emphasis"><text:span text:style-name="T135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3">klik op </text:span></text:span><text:span text:style-name="Strong_20_Emphasis"><text:span text:style-name="T136">Verder</text:span></text:span><text:span text:style-name="Strong_20_Emphasis"><text:span text:style-name="T103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02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5"><text:span text:style-name="Strong_20_Emphasis"><text:span text:style-name="T100"/></text:span></text:p>
      <text:p text:style-name="P19"/>
      <text:p text:style-name="P19"/>
      <text:p text:style-name="P87"><text:span text:style-name="T161">E</text:span><text:span text:style-name="T162">inde c</text:span><text:span text:style-name="T163">hecklist, </text:span><text:span text:style-name="T164">d</text:span><text:span text:style-name="T163">e</text:span><text:span text:style-name="T274"> installatie van </text:span><text:span text:style-name="T274"><text:user-field-get text:name="Distro">Debian</text:user-field-get></text:span><text:span text:style-name="T278"><text:s/></text:span><text:span text:style-name="T278"><text:user-field-get text:name="Version">11</text:user-field-get></text:span><text:span text:style-name="Strong_20_Emphasis"><text:span text:style-name="T275"><text:s/></text:span></text:span><text:span text:style-name="Strong_20_Emphasis"><text:span text:style-name="T276">LTS </text:span></text:span><text:span text:style-name="Strong_20_Emphasis"><text:span text:style-name="T279"><text:user-field-get text:name="Edition">desktop</text:user-field-get></text:span></text:span><text:span text:style-name="Strong_20_Emphasis"><text:span text:style-name="T279"><text:s/></text:span></text:span><text:span text:style-name="T274">is voltooid.</text:span></text:p>
      <text:p text:style-name="P43"/>
      <text:p text:style-name="P36"><text:span text:style-name="Emphasis"><text:span text:style-name="T366">Geschreven </text:span></text:span><text:span text:style-name="Emphasis"><text:span text:style-name="T370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9"><text:s/></text:span></text:span><text:span text:style-name="Emphasis"><text:span text:style-name="T366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7">Karel Zimmer</text:span></text:span></text:a><text:span text:style-name="Emphasis"><text:span text:style-name="T36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8">Creative Commons Publiek Domein Verklaring</text:span></text:span></text:a><text:span text:style-name="Emphasis"><text:span text:style-name="T3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3-22T08:46:38.928748467">22-03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08:46:38.732382916</dc:date>
    <meta:keyword>Installatie</meta:keyword>
    <meta:keyword>Checklist</meta:keyword>
    <meta:keyword>Linux</meta:keyword>
    <meta:editing-cycles>6739</meta:editing-cycles>
    <meta:editing-duration>P11DT21H56M28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745" meta:character-count="5064" meta:non-whitespace-character-count="4343"/>
    <meta:user-defined meta:name="Info 1"/>
    <meta:user-defined meta:name="Info 2"/>
    <meta:user-defined meta:name="Info 3"/>
    <meta:user-defined meta:name="Info 4"/>
  </office:meta>
</office:document-meta>
</file>